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6cm"/>
    </style:style>
    <style:style style:name="co2" style:family="table-column">
      <style:table-column-properties fo:break-before="auto" style:column-width="11.262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ta1" style:family="table" style:master-page-name="PageStyle_5f_EsquemaSECU">
      <style:table-properties table:display="true" style:writing-mode="lr-tb"/>
    </style:style>
    <style:style style:name="ta2" style:family="table" style:master-page-name="PageStyle_5f_EsquemaBTXX">
      <style:table-properties table:display="true" style:writing-mode="lr-tb"/>
    </style:style>
    <style:style style:name="ta3" style:family="table" style:master-page-name="PageStyle_5f_EsquemaLXXX">
      <style:table-properties table:display="true" style:writing-mode="lr-tb"/>
    </style:style>
    <style:style style:name="ta4" style:family="table" style:master-page-name="PageStyle_5f_EsquemaMCXX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Gnumeric-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EsquemaSECU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4"/>
        <table:table-column table:style-name="co4" table:number-columns-repeated="193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scripción de las trayectoria académica de nivel equivalente a secundaria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Año X</text:p>
          </table:table-cell>
          <table:table-cell table:style-name="ce1" office:value-type="string" calcext:value-type="string">
            <text:p>Indica el periodo de tiempo de la trayectoria académica en el cual se impartirán estas asignaturas, siendo el campo con la mayor magnitud la cantidad de tiempo de egreso ideal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cundaria General </text:p>
          </table:table-cell>
          <table:table-cell table:style-name="ce2" office:value-type="string" calcext:value-type="string">
            <text:p>Indica que esta asignatura forma parte de los conocimientos generales de cualquier egresado del nivel secundaria en Méxi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dinal de materias</text:p>
          </table:table-cell>
          <table:table-cell table:style-name="ce1" office:value-type="string" calcext:value-type="string">
            <text:p>Indica la cantidad de asignaturas durante el semestre X</text:p>
          </table:table-cell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EsquemaSECU.$A$1" table:expression="NA()"/>
          <table:named-expression table:name="Excel_BuiltIn_Sheet_Title" table:base-cell-address="$EsquemaSECU.$A$1" table:expression="&quot;BTPB&quot;"/>
          <table:named-expression table:name="Print_Area" table:base-cell-address="$EsquemaSECU.$A$1" table:expression="NA()"/>
          <table:named-expression table:name="Sheet_Title" table:base-cell-address="$EsquemaSECU.$A$1" table:expression="&quot;EsquemaBTXX(2)&quot;"/>
        </table:named-expressions>
      </table:table>
      <table:table table:name="EsquemaBTXX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10"/>
        <table:table-column table:style-name="co4" table:number-columns-repeated="193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scripción de las trayectorias académicas de bachillerato técnico</text:p>
          </table:table-cell>
          <table:covered-table-cell table:style-name="ce1"/>
          <table:table-cell table:style-name="ce9" table:number-columns-repeated="62"/>
          <table:table-cell table:number-columns-repeated="960"/>
        </table:table-row>
        <table:table-row table:style-name="ro2">
          <table:table-cell table:style-name="ce1" office:value-type="string" calcext:value-type="string">
            <text:p>Semestre X</text:p>
          </table:table-cell>
          <table:table-cell table:style-name="ce1" office:value-type="string" calcext:value-type="string">
            <text:p>Indica el periodo de tiempo de la trayectoria académica en el cual se impartirán estas asignaturas, siendo el campo con la mayor magnitud la cantidad de tiempo de egreso ideal</text:p>
          </table:table-cell>
          <table:table-cell table:style-name="ce9" table:number-columns-repeated="62"/>
          <table:table-cell table:number-columns-repeated="960"/>
        </table:table-row>
        <table:table-row table:style-name="ro2">
          <table:table-cell table:style-name="ce2" office:value-type="string" calcext:value-type="string">
            <text:p>Bachillerato General </text:p>
          </table:table-cell>
          <table:table-cell table:style-name="ce2" office:value-type="string" calcext:value-type="string">
            <text:p>Indica que esta asignatura forma parte de los conocimientos generales de cualquier egresado del nivel bachillerato relativo a su área del conocimiento en México</text:p>
          </table:table-cell>
          <table:table-cell table:style-name="ce9" table:number-columns-repeated="62"/>
          <table:table-cell table:number-columns-repeated="960"/>
        </table:table-row>
        <table:table-row table:style-name="ro5">
          <table:table-cell table:style-name="ce6" office:value-type="string" calcext:value-type="string">
            <text:p>Formación Disruptiva</text:p>
          </table:table-cell>
          <table:table-cell table:style-name="ce6" office:value-type="string" calcext:value-type="string">
            <text:p><text:span text:style-name="T1">Indica que esta asignatura forma parte de los conocimientos generales de cualquier egresado del nivel bachillerato relativo a su área del conocimiento en México</text:span><text:span text:style-name="T2"> pero con acentuación hacia complementar la formación propia de su trayectoria académica</text:span></text:p>
          </table:table-cell>
          <table:table-cell table:style-name="ce9" table:number-columns-repeated="62"/>
          <table:table-cell table:number-columns-repeated="960"/>
        </table:table-row>
        <table:table-row table:style-name="ro1">
          <table:table-cell table:style-name="ce7" office:value-type="string" calcext:value-type="string">
            <text:p>Formación 1 </text:p>
          </table:table-cell>
          <table:table-cell table:style-name="ce7" office:value-type="string" calcext:value-type="string">
            <text:p>Indica que esta asignatura es parte de la formación 1</text:p>
          </table:table-cell>
          <table:table-cell table:style-name="ce9" table:number-columns-repeated="62"/>
          <table:table-cell table:number-columns-repeated="960"/>
        </table:table-row>
        <table:table-row table:style-name="ro1">
          <table:table-cell table:style-name="ce8" office:value-type="string" calcext:value-type="string">
            <text:p>Formación 2 </text:p>
          </table:table-cell>
          <table:table-cell table:style-name="ce8" office:value-type="string" calcext:value-type="string">
            <text:p>Indica que esta asignatura es parte de la formación 2</text:p>
          </table:table-cell>
          <table:table-cell table:style-name="ce9" table:number-columns-repeated="62"/>
          <table:table-cell table:number-columns-repeated="960"/>
        </table:table-row>
        <table:table-row table:style-name="ro1">
          <table:table-cell table:style-name="ce1" office:value-type="string" calcext:value-type="string">
            <text:p>Cardinal de materias</text:p>
          </table:table-cell>
          <table:table-cell table:style-name="ce1" office:value-type="string" calcext:value-type="string">
            <text:p>Indica la cantidad de asignaturas durante el semestre X</text:p>
          </table:table-cell>
          <table:table-cell table:style-name="ce9" table:number-columns-repeated="62"/>
          <table:table-cell table:number-columns-repeated="96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EsquemaSECU.$A$1" table:expression="NA()"/>
          <table:named-expression table:name="Excel_BuiltIn_Sheet_Title" table:base-cell-address="$EsquemaSECU.$A$1" table:expression="&quot;BTPB&quot;"/>
          <table:named-expression table:name="Print_Area" table:base-cell-address="$EsquemaSECU.$A$1" table:expression="NA()"/>
          <table:named-expression table:name="Sheet_Title" table:base-cell-address="$EsquemaSECU.$A$1" table:expression="&quot;EsquemaBTXX&quot;"/>
        </table:named-expressions>
      </table:table>
      <table:table table:name="EsquemaLXXX" table:style-name="ta3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62" table:default-cell-style-name="ce17"/>
        <table:table-column table:style-name="co4" table:number-columns-repeated="193" table:default-cell-style-name="ce5"/>
        <table:table-column table:style-name="co4" table:number-columns-repeated="767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Descripción de las trayectorias académicas de licenciatura</text:p>
          </table:table-cell>
          <table:covered-table-cell table:style-name="ce11"/>
          <table:table-cell table:number-columns-repeated="1022"/>
        </table:table-row>
        <table:table-row table:style-name="ro2">
          <table:table-cell table:style-name="ce11" office:value-type="string" calcext:value-type="string">
            <text:p>Semestre X</text:p>
          </table:table-cell>
          <table:table-cell table:style-name="ce11" office:value-type="string" calcext:value-type="string">
            <text:p>Indica el periodo de tiempo de la trayectoria académica en el cual se impartirán estas asignaturas, siendo el campo con la mayor magnitud la cantidad de tiempo de egreso idea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iencias básicas</text:p>
          </table:table-cell>
          <table:table-cell table:style-name="ce2" office:value-type="string" calcext:value-type="string">
            <text:p>Indica que esta asignatura forma parte de los conocimientos generales de cualquier egresado del nivel licenciatura en ciencias e ingenierías relativo a su área del conocimiento en México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Formación Disruptiva</text:p>
          </table:table-cell>
          <table:table-cell table:style-name="ce6" office:value-type="string" calcext:value-type="string">
            <text:p><text:span text:style-name="T1">Indica que esta asignatura forma parte de los conocimientos generales de cualquier egresado del nivel licenciatura en ciencias e ingenierías relativo a su área del conocimiento en México</text:span><text:span text:style-name="T2"> pero con acentuación hacia complementar la formación propia de su trayectoria académica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ormación 1 </text:p>
          </table:table-cell>
          <table:table-cell table:style-name="ce7" office:value-type="string" calcext:value-type="string">
            <text:p>Indica que esta asignatura es parte de la formación 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Formación 2 </text:p>
          </table:table-cell>
          <table:table-cell table:style-name="ce8" office:value-type="string" calcext:value-type="string">
            <text:p>Indica que esta asignatura es parte de la formación 2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Formación sociohumanista</text:p>
          </table:table-cell>
          <table:table-cell table:style-name="ce18" office:value-type="string" calcext:value-type="string">
            <text:p>Indica que esta asignatura forma parte de los conocimientos generales de cualquier egresado del nivel licenciatura quien haya llevado una formación sólida de conocimientos generales tanto en rubros socio-administrativos como en humanidade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ardinal de materias</text:p>
          </table:table-cell>
          <table:table-cell table:style-name="ce11" office:value-type="string" calcext:value-type="string">
            <text:p>Indica la cantidad de asignaturas durante el semestre X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EsquemaSECU.$A$1" table:expression="NA()"/>
          <table:named-expression table:name="Excel_BuiltIn_Sheet_Title" table:base-cell-address="$EsquemaSECU.$A$1" table:expression="&quot;BTPB&quot;"/>
          <table:named-expression table:name="Print_Area" table:base-cell-address="$EsquemaSECU.$A$1" table:expression="NA()"/>
          <table:named-expression table:name="Sheet_Title" table:base-cell-address="$EsquemaSECU.$A$1" table:expression="&quot;EsquemaBTXX(4)&quot;"/>
        </table:named-expressions>
      </table:table>
      <table:table table:name="EsquemaMCXX" table:style-name="ta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4"/>
        <table:table-column table:style-name="co4" table:number-columns-repeated="193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scripción de las trayectorias académicas de maestría en ciencias</text:p>
          </table:table-cell>
          <table:covered-table-cell table:style-name="ce1" office:value-type="string" calcext:value-type="string">
            <text:p>licenciatura en ciencias e ingenierías</text:p>
          </table:covered-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mestre X</text:p>
          </table:table-cell>
          <table:table-cell table:style-name="ce1" office:value-type="string" calcext:value-type="string">
            <text:p>Indica el periodo de tiempo de la trayectoria académica en el cual se impartirán estas asignaturas, siendo el campo con la mayor magnitud la cantidad de tiempo de egreso idea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mación científica base</text:p>
          </table:table-cell>
          <table:table-cell table:style-name="ce2" office:value-type="string" calcext:value-type="string">
            <text:p>Indica que esta asignatura forma parte de los conocimientos generales de cualquier egresado del nivel posgrado en ciencias e ingenierías relativo a su área del conocimiento en México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Formación especializada</text:p>
          </table:table-cell>
          <table:table-cell table:style-name="ce7" office:value-type="string" calcext:value-type="string">
            <text:p>Indica que esta asignatura es parte de la formación para especialización respecto de su posgra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dinal de materias</text:p>
          </table:table-cell>
          <table:table-cell table:style-name="ce1" office:value-type="string" calcext:value-type="string">
            <text:p>Indica la cantidad de asignaturas durante el semestre X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EsquemaSECU.$A$1" table:expression="NA()"/>
          <table:named-expression table:name="Excel_BuiltIn_Sheet_Title" table:base-cell-address="$EsquemaSECU.$A$1" table:expression="&quot;BTPB&quot;"/>
          <table:named-expression table:name="Print_Area" table:base-cell-address="$EsquemaSECU.$A$1" table:expression="NA()"/>
          <table:named-expression table:name="Sheet_Title" table:base-cell-address="$EsquemaSECU.$A$1" table:expression="&quot;EsquemaBTXX(3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table-centering="both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quemaSECU" style:display-name="PageStyle_EsquemaSECU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EsquemaBTXX" style:display-name="PageStyle_EsquemaBTXX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EsquemaLXXX" style:display-name="PageStyle_EsquemaLXXX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EsquemaMCXX" style:display-name="PageStyle_EsquemaMCXX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3:02:08</meta:creation-date>
    <dc:date>2024-11-04T02:38:45.020495582</dc:date>
    <meta:print-date>2009-04-22T13:24:48</meta:print-date>
    <meta:editing-cycles>92</meta:editing-cycles>
    <meta:editing-duration>P18DT17M11S</meta:editing-duration>
    <meta:generator>LibreOffice/7.0.0.1$Linux_X86_64 LibreOffice_project/04ba7e3f1e51af6c5d653e543a620e36719083fd</meta:generator>
    <meta:document-statistic meta:table-count="4" meta:cell-count="45" meta:object-count="0"/>
  </office:meta>
</office:document-meta>
</file>